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fo:break-before="page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9.01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4" style:family="table-row">
      <style:table-row-properties style:min-row-height="10.31cm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5.114cm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4" style:family="table-row">
      <style:table-row-properties style:min-row-height="6.221cm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2" style:family="table-row">
      <style:table-row-properties style:min-row-height="5.114cm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4" style:family="table-row">
      <style:table-row-properties style:min-row-height="4.81cm"/>
    </style:style>
    <style:style style:name="P1" style:family="paragraph" style:parent-style-name="Standard">
      <style:text-properties officeooo:rsid="000ed886" officeooo:paragraph-rsid="000ed886"/>
    </style:style>
    <style:style style:name="P2" style:family="paragraph" style:parent-style-name="Standard">
      <style:paragraph-properties fo:break-before="page"/>
      <style:text-properties officeooo:rsid="000ed886" officeooo:paragraph-rsid="000ed886"/>
    </style:style>
    <style:style style:name="P3" style:family="paragraph" style:parent-style-name="Table_20_Contents">
      <style:paragraph-properties fo:text-align="center" style:justify-single-word="false"/>
      <style:text-properties officeooo:rsid="000ed886" officeooo:paragraph-rsid="000ed886"/>
    </style:style>
    <style:style style:name="P4" style:family="paragraph" style:parent-style-name="Standard">
      <style:paragraph-properties fo:text-align="justify" style:justify-single-word="false"/>
      <style:text-properties officeooo:rsid="000ed886" officeooo:paragraph-rsid="000ed886"/>
    </style:style>
    <style:style style:name="P5" style:family="paragraph" style:parent-style-name="Standard">
      <style:paragraph-properties fo:text-align="justify" style:justify-single-word="false"/>
      <style:text-properties officeooo:rsid="000ed886" officeooo:paragraph-rsid="001dde6c"/>
    </style:style>
    <style:style style:name="P6" style:family="paragraph" style:parent-style-name="Standard">
      <style:text-properties officeooo:rsid="00117cc6" officeooo:paragraph-rsid="00117cc6"/>
    </style:style>
    <style:style style:name="P7" style:family="paragraph" style:parent-style-name="Table_20_Contents">
      <style:text-properties officeooo:rsid="00117cc6" officeooo:paragraph-rsid="00117cc6"/>
    </style:style>
    <style:style style:name="P8" style:family="paragraph" style:parent-style-name="Table_20_Contents">
      <style:paragraph-properties fo:text-align="center" style:justify-single-word="false"/>
      <style:text-properties officeooo:rsid="00117cc6" officeooo:paragraph-rsid="00117cc6"/>
    </style:style>
    <style:style style:name="P9" style:family="paragraph" style:parent-style-name="Standard">
      <style:text-properties fo:font-weight="bold" officeooo:rsid="00117cc6" officeooo:paragraph-rsid="00117cc6" style:font-weight-asian="bold" style:font-weight-complex="bold"/>
    </style:style>
    <style:style style:name="P10" style:family="paragraph" style:parent-style-name="Table_20_Contents">
      <style:text-properties officeooo:paragraph-rsid="00117cc6"/>
    </style:style>
    <style:style style:name="P11" style:family="paragraph" style:parent-style-name="Standard">
      <style:paragraph-properties fo:text-align="justify" style:justify-single-word="false"/>
      <style:text-properties officeooo:rsid="001dde6c" officeooo:paragraph-rsid="001dde6c"/>
    </style:style>
    <style:style style:name="P12" style:family="paragraph" style:parent-style-name="Standard">
      <style:paragraph-properties fo:text-align="justify" style:justify-single-word="false"/>
      <style:text-properties officeooo:rsid="001dde6c" officeooo:paragraph-rsid="001dde6c"/>
    </style:style>
    <style:style style:name="P13" style:family="paragraph" style:parent-style-name="Table_20_Contents" style:list-style-name="L1">
      <style:text-properties officeooo:rsid="00159fa9" officeooo:paragraph-rsid="00159fa9"/>
    </style:style>
    <style:style style:name="P14" style:family="paragraph" style:parent-style-name="Table_20_Contents" style:list-style-name="L1">
      <style:text-properties officeooo:rsid="00159fa9" officeooo:paragraph-rsid="001a7423"/>
    </style:style>
    <style:style style:name="P15" style:family="paragraph" style:parent-style-name="Table_20_Contents" style:list-style-name="L2">
      <style:paragraph-properties fo:text-align="justify" style:justify-single-word="false"/>
      <style:text-properties officeooo:rsid="00159fa9" officeooo:paragraph-rsid="00159fa9"/>
    </style:style>
    <style:style style:name="P16" style:family="paragraph" style:parent-style-name="Table_20_Contents" style:list-style-name="L2">
      <style:paragraph-properties fo:text-align="justify" style:justify-single-word="false"/>
      <style:text-properties officeooo:rsid="0016152f" officeooo:paragraph-rsid="0016152f"/>
    </style:style>
    <style:style style:name="P17" style:family="paragraph" style:parent-style-name="Table_20_Contents" style:list-style-name="L2">
      <style:paragraph-properties fo:text-align="justify" style:justify-single-word="false"/>
      <style:text-properties officeooo:rsid="0018c4ec" officeooo:paragraph-rsid="0018c4ec"/>
    </style:style>
    <style:style style:name="P18" style:family="paragraph" style:parent-style-name="Table_20_Contents" style:list-style-name="L2">
      <style:paragraph-properties fo:text-align="justify" style:justify-single-word="false"/>
      <style:text-properties officeooo:rsid="001a7423" officeooo:paragraph-rsid="001a7423"/>
    </style:style>
    <style:style style:name="P19" style:family="paragraph" style:parent-style-name="Table_20_Contents" style:list-style-name="L2">
      <style:text-properties officeooo:rsid="001a7423" officeooo:paragraph-rsid="001a7423"/>
    </style:style>
    <style:style style:name="P20" style:family="paragraph" style:parent-style-name="Table_20_Contents" style:list-style-name="L3"/>
    <style:style style:name="P21" style:family="paragraph" style:parent-style-name="Table_20_Contents" style:list-style-name="L3">
      <style:text-properties officeooo:paragraph-rsid="00117cc6"/>
    </style:style>
    <style:style style:name="P22" style:family="paragraph" style:parent-style-name="Table_20_Contents" style:list-style-name="L4"/>
    <style:style style:name="P23" style:family="paragraph" style:parent-style-name="Table_20_Contents" style:list-style-name="L5">
      <style:text-properties officeooo:paragraph-rsid="00117cc6"/>
    </style:style>
    <style:style style:name="P24" style:family="paragraph" style:parent-style-name="Table_20_Contents">
      <style:text-properties officeooo:rsid="001fb4a6" officeooo:paragraph-rsid="001fb4a6"/>
    </style:style>
    <style:style style:name="T1" style:family="text">
      <style:text-properties officeooo:rsid="0013a5f5"/>
    </style:style>
    <style:style style:name="T2" style:family="text">
      <style:text-properties officeooo:rsid="00153f3f"/>
    </style:style>
    <style:style style:name="T3" style:family="text">
      <style:text-properties officeooo:rsid="0016152f"/>
    </style:style>
    <style:style style:name="T4" style:family="text">
      <style:text-properties officeooo:rsid="0018c4ec"/>
    </style:style>
    <style:style style:name="T5" style:family="text">
      <style:text-properties officeooo:rsid="00191b16"/>
    </style:style>
    <style:style style:name="T6" style:family="text">
      <style:text-properties officeooo:rsid="001a7423"/>
    </style:style>
    <style:style style:name="T7" style:family="text">
      <style:text-properties officeooo:rsid="001d1871"/>
    </style:style>
    <style:style style:name="T8" style:family="text">
      <style:text-properties officeooo:rsid="001dde6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são do Produto</text:p>
      <text:p text:style-name="P1"/>
      <text:p text:style-name="P4">Para: <text:span text:style-name="T7">Pessoas que utilizam transporte publico e donos de carros e vans.</text:span></text:p>
      <text:p text:style-name="P4"><text:span text:style-name="T7">C</text:span>ujo<text:span text:style-name="T7"> a necessidade de controlar horários de vários meios de transportes diferentes, </text:span><text:span text:style-name="T8">ou obter caronas para chegar ao destino.</text:span><text:span text:style-name="T7"> </text:span></text:p>
      <text:p text:style-name="P4">O <text:span text:style-name="T1">TransitEasy </text:span><text:span text:style-name="T8">é</text:span> um<text:span text:style-name="T1">a</text:span> <text:span text:style-name="T1">plataforma/sistema WEB voltado ao gerenciamento e controle de horários dos transportes publico</text:span><text:span text:style-name="T8">s</text:span><text:span text:style-name="T1"> </text:span><text:span text:style-name="T8">onde quem registra os horários são os</text:span><text:span text:style-name="T1"> </text:span><text:span text:style-name="T8">próprios</text:span><text:span text:style-name="T1"> usuário</text:span><text:span text:style-name="T8">s</text:span><text:span text:style-name="T1"> e um gerenciador de meios de transportes alternativos </text:span><text:span text:style-name="T8">tendo</text:span><text:span text:style-name="T1"> ou não custo de viagem </text:span><text:span text:style-name="T8">repassado</text:span><text:span text:style-name="T1"> </text:span><text:span text:style-name="T8">para</text:span><text:span text:style-name="T1"> </text:span><text:span text:style-name="T8">os</text:span><text:span text:style-name="T1"> </text:span><text:span text:style-name="T8">usuários/passageiros</text:span><text:span text:style-name="T1">.</text:span></text:p>
      <text:p text:style-name="P5">Que <text:span text:style-name="T1">visa em um único </text:span><text:span text:style-name="T8">local</text:span><text:span text:style-name="T1"> registrar </text:span><text:span text:style-name="T8">pontos</text:span><text:span text:style-name="T1"> de encontro</text:span><text:span text:style-name="T8">s</text:span><text:span text:style-name="T1"> </text:span><text:span text:style-name="T8">e </text:span><text:span text:style-name="T1">os horários de </text:span><text:span text:style-name="T8">que estes transportes urbanos(</text:span><text:span text:style-name="T1">vans, trens, aviões e barcos</text:span><text:span text:style-name="T8">) passam</text:span><text:span text:style-name="T1">. Neste sistema permitira a criação de um ponto </text:span><text:span text:style-name="T8">de encontro aos quais linhas de ônibus, vans passam por ele bem como horários de voos de aviões(caso o ponto seja em aeroportos) ou barcos(cais). </text:span></text:p>
      <text:p text:style-name="P11">O ponto de encontro bem como as informações sobre os meios de transportes e os horários ficam disponiveis de forma a facilitar o usuário a organizar o seu translado.</text:p>
      <text:p text:style-name="P11">Os usuários podem enriquecer as informações sobre os pontos de encontro, acrescento, por exemplo, outras linhas de ônibus ou vans, atualizando ou acrescentando horários aos meios transporte já cadastrados.</text:p>
      <text:p text:style-name="P11">Os usuários que possuem vans, que realizarem o cadastro previamente e sua van realiza um destes itinerários, poderá aderi ao serviço de reserva de vaga.</text:p>
      <text:p text:style-name="P11">O serviço de reserva de vaga funciona da seguinte maneira, a van deste usuário vai aparecer com a opção reserva habilitado, os usuários poderão clicar no horário na opção reserva, selecionar uma das vagas. O usuário deve encontrar no horário marcado e naquele ponto de encontro o motorista da van. O motorista da van pode confirmar o comparecimento do passageiro e o pagamento. O motorista consegue gerar um relatório do faturamento do dia. Eles também poderão desabilitar a opção de reserva e deixar um aviso que a van esta inoperante temporariamente.</text:p>
      <text:p text:style-name="P11">Os usuários que possuem carros e optarem por registrá-los, terão a opção de oferecer caronas nos pontos de encontros, o serviço vai ter as mesmas funcionalidades das vans, mas não poderão ser gerados horários como as linhas de vans. </text:p>
      <text:p text:style-name="P5"/>
      <text:p text:style-name="P4">Diferentemente d<text:span text:style-name="T2">os outros sistemas (Uber, 99 taxi e etc) o TransitEasy não tem como foco a corrida em si, mas a organização de que horários </text:span><text:span text:style-name="T8">d</text:span><text:span text:style-name="T2">os meios de transportes registrados, estão disponíveis naquele ponto e se ha utilizar uma carona dividindo ou não o gasto da mesma.</text:span></text:p>
      <text:p text:style-name="P4">o nosso produt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É</text:p>
          </table:table-cell>
          <table:table-cell table:style-name="Tabela1.B1" office:value-type="string">
            <text:p text:style-name="P3">Não é</text:p>
          </table:table-cell>
        </table:table-row>
        <table:table-row table:style-name="Tabela1.2">
          <table:table-cell table:style-name="Tabela1.A2" office:value-type="string">
            <text:list text:style-name="L1">
              <text:list-item>
                <text:p text:style-name="P13">Uma plataforma WEB desenvolvido com react e next <text:span text:style-name="T6">para promover o encontro dos passageiros aos meios de transporte disponíveis em uma região</text:span>.</text:p>
              </text:list-item>
            </text:list>
          </table:table-cell>
          <table:table-cell table:style-name="Tabela1.B2" office:value-type="string">
            <text:list text:continue-numbering="true" text:style-name="L1">
              <text:list-item>
                <text:p text:style-name="P14">Um sistema de locação de carro<text:span text:style-name="T6">(</text:span>uber e taxi<text:span text:style-name="T6">)</text:span></text:p>
              </text:list-item>
              <text:list-item>
                <text:p text:style-name="P13">Um sistema de <text:span text:style-name="T6">aluguel de carros</text:span></text:p>
              </text:list-item>
              <text:list-item>
                <text:p text:style-name="P13">Sistema de venda de passagens</text:p>
              </text:list-item>
              <text:list-item>
                <text:p text:style-name="P13">Não é um gps </text:p>
              </text:list-item>
            </text:list>
          </table:table-cell>
        </table:table-row>
        <table:table-row>
          <table:table-cell table:style-name="Tabela1.A2" office:value-type="string">
            <text:p text:style-name="P3">Faz </text:p>
          </table:table-cell>
          <table:table-cell table:style-name="Tabela1.B2" office:value-type="string">
            <text:p text:style-name="P3">Não Faz</text:p>
          </table:table-cell>
        </table:table-row>
        <table:table-row table:style-name="Tabela1.4">
          <table:table-cell table:style-name="Tabela1.A2" office:value-type="string">
            <text:list text:style-name="L2">
              <text:list-item>
                <text:p text:style-name="P15">O usuário realiza o alto cadastro </text:p>
              </text:list-item>
              <text:list-item>
                <text:p text:style-name="P15">O usuário <text:span text:style-name="T6">c</text:span>ria<text:span text:style-name="T6">r</text:span> o ponto de referência (local de passagens de Ônibus, <text:span text:style-name="T3">vans, aviões e carros)</text:span></text:p>
              </text:list-item>
              <text:list-item>
                <text:p text:style-name="P16">Cadastra os meios de transportes que vão ser observado e seus horários </text:p>
              </text:list-item>
              <text:list-item>
                <text:p text:style-name="P16">Criar o transporte de carona que pode ser um Ônibus, uma van ou um carro.</text:p>
              </text:list-item>
              <text:list-item>
                <text:p text:style-name="P16">Exibe o preço da carona em caso de dividir as despesas(Rachinha)</text:p>
              </text:list-item>
              <text:list-item>
                <text:p text:style-name="P16">Permite o cadastrante <text:span text:style-name="T4">do veículo pré alocar</text:span> <text:span text:style-name="T4">passageiros</text:span> nas poltronas <text:span text:style-name="T4">em casos que as pessoas já são frequente</text:span></text:p>
              </text:list-item>
              <text:list-item>
                <text:p text:style-name="P16"><text:span text:style-name="T4">Permite avaliar o ponto</text:span> <text:span text:style-name="T4">quanto a clareza da localização e segurança.</text:span></text:p>
              </text:list-item>
              <text:list-item>
                <text:p text:style-name="P17">Permite avaliar os <text:span text:style-name="T5">motoristas/</text:span>veículos de caronas quanto a pontualidade e cordialidade e segurança.</text:p>
              </text:list-item>
              <text:list-item>
                <text:p text:style-name="P17">Permite avaliar o <text:span text:style-name="T6">usuário/passageiro quanto ao comprometimento, pontualidade e cordialidade.</text:span></text:p>
              </text:list-item>
              <text:list-item>
                <text:p text:style-name="P18">Permite motoristas de van e rotas fixa informar problema no veículo que impede de fazer o horário.</text:p>
              </text:list-item>
            </text:list>
          </table:table-cell>
          <table:table-cell table:style-name="Tabela1.B2" office:value-type="string">
            <text:list text:continue-numbering="true" text:style-name="L2">
              <text:list-item>
                <text:p text:style-name="P19">Não faz geolocalização </text:p>
              </text:list-item>
              <text:list-item>
                <text:p text:style-name="P19">Não faz recebimentos financeiro das rachinhas</text:p>
              </text:list-item>
              <text:list-item>
                <text:p text:style-name="P19">Não informa endereço dos usuários</text:p>
              </text:list-item>
              <text:list-item>
                <text:p text:style-name="P19">Não emite recibos</text:p>
              </text:list-item>
              <text:list-item>
                <text:p text:style-name="P19">Não envia e-mail e sms de confirmação</text:p>
              </text:list-item>
              <text:list-item>
                <text:p text:style-name="P19">Não faz comunicação entre passageiros.</text:p>
                <text:p text:style-name="P19"/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9">Personas (usuários e seus objetivos)</text:p>
      <text:p text:style-name="P9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7">Nome:</text:p>
          </table:table-cell>
          <table:table-cell table:style-name="Tabela2.B1" office:value-type="string">
            <text:p text:style-name="P8">Comportamento</text:p>
          </table:table-cell>
        </table:table-row>
        <table:table-row table:style-name="Tabela2.2">
          <table:table-cell table:style-name="Tabela2.A2" office:value-type="string">
            <text:p text:style-name="P24">Marcelo 40 anos</text:p>
          </table:table-cell>
          <table:table-cell table:style-name="Tabela2.B2" office:value-type="string">
            <text:list xml:id="list3813745031" text:style-name="L3">
              <text:list-item>
                <text:p text:style-name="P20"/>
              </text:list-item>
            </text:list>
          </table:table-cell>
        </table:table-row>
        <table:table-row>
          <table:table-cell table:style-name="Tabela2.A2" office:value-type="string">
            <text:p text:style-name="P8">Infs. Demográficas</text:p>
          </table:table-cell>
          <table:table-cell table:style-name="Tabela2.B2" office:value-type="string">
            <text:p text:style-name="P8">Necessidades e Objetivos</text:p>
          </table:table-cell>
        </table:table-row>
        <table:table-row table:style-name="Tabela2.4">
          <table:table-cell table:style-name="Tabela2.A2" office:value-type="string">
            <text:list text:style-name="L4">
              <text:list-item>
                <text:p text:style-name="P22"/>
              </text:list-item>
            </text:list>
          </table:table-cell>
          <table:table-cell table:style-name="Tabela2.B2" office:value-type="string">
            <text:list text:continue-numbering="true" text:style-name="L4">
              <text:list-item>
                <text:p text:style-name="P22"/>
              </text:list-item>
            </text:list>
          </table:table-cell>
        </table:table-row>
      </table:table>
      <text:p text:style-name="P6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7">Nome:</text:p>
          </table:table-cell>
          <table:table-cell table:style-name="Tabela3.B1" office:value-type="string">
            <text:p text:style-name="P8">Comportamento</text:p>
          </table:table-cell>
        </table:table-row>
        <table:table-row table:style-name="Tabela3.2">
          <table:table-cell table:style-name="Tabela3.A2" office:value-type="string">
            <text:p text:style-name="P10"/>
          </table:table-cell>
          <table:table-cell table:style-name="Tabela3.B2" office:value-type="string">
            <text:list text:continue-list="list3813745031" text:style-name="L3">
              <text:list-item>
                <text:p text:style-name="P21"/>
              </text:list-item>
            </text:list>
          </table:table-cell>
        </table:table-row>
        <table:table-row>
          <table:table-cell table:style-name="Tabela3.A2" office:value-type="string">
            <text:p text:style-name="P8">Infs. Demográficas</text:p>
          </table:table-cell>
          <table:table-cell table:style-name="Tabela3.B2" office:value-type="string">
            <text:p text:style-name="P8">Necessidades e Objetivos</text:p>
          </table:table-cell>
        </table:table-row>
        <text:soft-page-break/>
        <table:table-row table:style-name="Tabela3.4">
          <table:table-cell table:style-name="Tabela3.A2" office:value-type="string">
            <text:list text:style-name="L5">
              <text:list-item>
                <text:p text:style-name="P23"/>
              </text:list-item>
            </text:list>
          </table:table-cell>
          <table:table-cell table:style-name="Tabela3.B2" office:value-type="string">
            <text:list text:continue-numbering="true" text:style-name="L5">
              <text:list-item>
                <text:p text:style-name="P23"/>
              </text:list-item>
            </text:list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3T06:13:09.382000000</meta:creation-date>
    <dc:date>2023-08-16T04:21:47.590000000</dc:date>
    <meta:editing-duration>P1DT17H48M46S</meta:editing-duration>
    <meta:editing-cycles>10</meta:editing-cycles>
    <meta:generator>LibreOffice/7.5.5.2$Windows_X86_64 LibreOffice_project/ca8fe7424262805f223b9a2334bc7181abbcbf5e</meta:generator>
    <meta:document-statistic meta:table-count="3" meta:image-count="0" meta:object-count="0" meta:page-count="5" meta:paragraph-count="54" meta:word-count="655" meta:character-count="3899" meta:non-whitespace-character-count="3311"/>
  </office:meta>
</office:document-meta>
</file>